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5"/>
    <style:style style:name="P5" style:family="paragraph" style:parent-style-name="Standard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sitos do Input</text:p>
      <text:p text:style-name="Standard"/>
      <text:list xml:id="list29609376" text:style-name="L1">
        <text:list-item>
          <text:p text:style-name="P1">Inserir dados como argumento </text:p>
        </text:list-item>
      </text:list>
      <text:list xml:id="list29631919" text:style-name="L4">
        <text:list-item>
          <text:p text:style-name="P2">arquivo .fasta; retiro o nº de amostra de DNA <text:span text:style-name="T1">t;</text:span><text:span text:style-name="T4"> retiro o tamanho </text:span><text:span text:style-name="T2">n </text:span><text:span text:style-name="T5">de cada sequência; formo com a amostra das sequencias a matriz de DNA (</text:span><text:span text:style-name="T2">txn array</text:span><text:span text:style-name="T5">).</text:span></text:p>
        </text:list-item>
        <text:list-item>
          <text:p text:style-name="P2">Tamanho de cada motif <text:span text:style-name="T2">L.</text:span></text:p>
        </text:list-item>
        <text:list-item>
          <text:p text:style-name="P3">tolerância de mismatch.</text:p>
        </text:list-item>
      </text:list>
      <text:list xml:id="list29642980" text:style-name="L5">
        <text:list-item>
          <text:p text:style-name="P4">Não é inserido os argumentos corretamente</text:p>
        </text:list-item>
      </text:list>
      <text:list xml:id="list29662266" text:style-name="L6">
        <text:list-item>
          <text:list>
            <text:list-item>
              <text:p text:style-name="P5">Exibir mensagem indicando o erro e mostrado a maneira correta de chamada do program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3T09:46:07.02</meta:creation-date>
    <dc:date>2011-07-13T11:54:58</dc:date>
    <meta:editing-duration>PT2H8M53S</meta:editing-duration>
    <meta:editing-cycles>2</meta:editing-cycles>
    <meta:generator>BrOffice/3.3$Win32 LibreOffice_project/330m19$Build-202</meta:generator>
    <meta:document-statistic meta:table-count="0" meta:image-count="0" meta:object-count="0" meta:page-count="1" meta:paragraph-count="7" meta:word-count="70" meta:character-count="379"/>
  </office:meta>
</office:document-meta>
</file>